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/>
    <style:style style:name="T1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fo:margin-bottom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P6" style:family="paragraph" style:parent-style-name="Standard">
      <style:paragraph-properties fo:break-before="auto" fo:line-height="115%" fo:margin-bottom="0cm" style:writing-mode="lr-tb"/>
    </style:style>
    <style:style style:name="P7" style:family="paragraph" style:parent-style-name="Standard">
      <style:paragraph-properties fo:break-before="auto" fo:line-height="115%" fo:margin-bottom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P8" style:family="paragraph" style:parent-style-name="Standard">
      <style:paragraph-properties fo:break-before="auto" fo:line-height="115%" fo:margin-bottom="0cm" style:writing-mode="lr-tb"/>
    </style:style>
    <style:style style:name="P9" style:family="paragraph" style:parent-style-name="Standard">
      <style:paragraph-properties fo:break-before="auto" fo:line-height="115%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T9_239" style:family="text"/>
    <style:style style:name="T9_240" style:family="text"/>
    <style:style style:name="P10" style:family="paragraph" style:parent-style-name="Standard">
      <style:paragraph-properties fo:break-before="auto" fo:line-height="115%" fo:margin-bottom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T10_189" style:family="text"/>
    <style:style style:name="T10_190" style:family="text"/>
    <style:style style:name="T10_191" style:family="text"/>
    <style:style style:name="T10_192" style:family="text"/>
    <style:style style:name="T10_193" style:family="text"/>
    <style:style style:name="T10_194" style:family="text"/>
    <style:style style:name="T10_195" style:family="text"/>
    <style:style style:name="T10_196" style:family="text"/>
    <style:style style:name="T10_197" style:family="text"/>
    <style:style style:name="T10_198" style:family="text"/>
    <style:style style:name="T10_199" style:family="text"/>
    <style:style style:name="T10_200" style:family="text"/>
    <style:style style:name="T10_201" style:family="text"/>
    <style:style style:name="T10_202" style:family="text"/>
    <style:style style:name="T10_203" style:family="text"/>
    <style:style style:name="T10_204" style:family="text"/>
    <style:style style:name="T10_205" style:family="text"/>
    <style:style style:name="T10_206" style:family="text"/>
    <style:style style:name="T10_207" style:family="text"/>
    <style:style style:name="T10_208" style:family="text"/>
    <style:style style:name="T10_209" style:family="text"/>
    <style:style style:name="T10_210" style:family="text"/>
    <style:style style:name="T10_211" style:family="text"/>
    <style:style style:name="T10_212" style:family="text"/>
    <style:style style:name="T10_213" style:family="text"/>
    <style:style style:name="T10_214" style:family="text"/>
    <style:style style:name="T10_215" style:family="text"/>
    <style:style style:name="T10_216" style:family="text"/>
    <style:style style:name="T10_217" style:family="text"/>
    <style:style style:name="T10_218" style:family="text"/>
    <style:style style:name="T10_219" style:family="text"/>
    <style:style style:name="T10_220" style:family="text"/>
    <style:style style:name="T10_221" style:family="text"/>
    <style:style style:name="T10_222" style:family="text"/>
    <style:style style:name="T10_223" style:family="text"/>
    <style:style style:name="T10_224" style:family="text"/>
    <style:style style:name="P11" style:family="paragraph" style:parent-style-name="Standard">
      <style:paragraph-properties fo:break-before="auto" fo:line-height="115%" fo:margin-bottom="0cm" style:writing-mode="lr-tb"/>
    </style:style>
    <style:style style:name="P12" style:family="paragraph" style:parent-style-name="Standard">
      <style:paragraph-properties fo:break-before="auto" fo:line-height="115%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P13" style:family="paragraph" style:parent-style-name="Standard">
      <style:paragraph-properties fo:break-before="auto" fo:line-height="115%" fo:margin-bottom="0cm" style:writing-mode="lr-tb"/>
    </style:style>
    <style:style style:name="P14" style:family="paragraph" style:parent-style-name="Standard">
      <style:paragraph-properties fo:break-before="auto" fo:line-height="115%" fo:margin-bottom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>
      <style:text-properties fo:color="#0000ff" style:text-underline-style="solid" style:text-underline-color="font-color"/>
    </style:style>
    <style:style style:name="T14_9" style:family="text"/>
    <style:style style:name="T14_10" style:family="text">
      <style:text-properties fo:color="#0000ff" style:text-underline-style="solid" style:text-underline-color="font-color"/>
    </style:style>
    <style:style style:name="T14_11" style:family="text"/>
    <style:style style:name="T14_12" style:family="text">
      <style:text-properties fo:color="#0000ff" style:text-underline-style="solid" style:text-underline-color="font-color"/>
    </style:style>
    <style:style style:name="T14_13" style:family="text"/>
    <style:style style:name="T14_14" style:family="text">
      <style:text-properties fo:color="#0000ff" style:text-underline-style="solid" style:text-underline-color="font-color"/>
    </style:style>
    <style:style style:name="T14_15" style:family="text"/>
    <style:style style:name="T14_16" style:family="text">
      <style:text-properties fo:color="#0000ff" style:text-underline-style="solid" style:text-underline-color="font-color"/>
    </style:style>
    <style:style style:name="T14_17" style:family="text"/>
    <style:style style:name="T14_18" style:family="text">
      <style:text-properties fo:color="#0000ff" style:text-underline-style="solid" style:text-underline-color="font-color"/>
    </style:style>
    <style:style style:name="T14_19" style:family="text"/>
    <style:style style:name="T14_20" style:family="text">
      <style:text-properties fo:color="#0000ff" style:text-underline-style="solid" style:text-underline-color="font-color"/>
    </style:style>
    <style:style style:name="T14_21" style:family="text"/>
    <style:style style:name="T14_22" style:family="text">
      <style:text-properties fo:color="#0000ff" style:text-underline-style="solid" style:text-underline-color="font-color"/>
    </style:style>
    <style:style style:name="T14_23" style:family="text"/>
    <style:style style:name="T14_24" style:family="text">
      <style:text-properties fo:color="#0000ff" style:text-underline-style="solid" style:text-underline-color="font-color"/>
    </style:style>
    <style:style style:name="T14_25" style:family="text"/>
    <style:style style:name="T14_26" style:family="text">
      <style:text-properties fo:color="#0000ff" style:text-underline-style="solid" style:text-underline-color="font-color"/>
    </style:style>
    <style:style style:name="T14_27" style:family="text"/>
    <style:style style:name="T14_28" style:family="text">
      <style:text-properties fo:color="#0000ff" style:text-underline-style="solid" style:text-underline-color="font-color"/>
    </style:style>
    <style:style style:name="T14_29" style:family="text"/>
    <style:style style:name="T14_30" style:family="text">
      <style:text-properties fo:color="#0000ff" style:text-underline-style="solid" style:text-underline-color="font-color"/>
    </style:style>
    <style:style style:name="T14_31" style:family="text"/>
    <style:style style:name="T14_32" style:family="text">
      <style:text-properties fo:color="#0000ff" style:text-underline-style="solid" style:text-underline-color="font-color"/>
    </style:style>
    <style:style style:name="T14_33" style:family="text"/>
    <style:style style:name="T14_34" style:family="text">
      <style:text-properties fo:color="#0000ff" style:text-underline-style="solid" style:text-underline-color="font-color"/>
    </style:style>
    <style:style style:name="T14_35" style:family="text"/>
    <style:style style:name="T14_36" style:family="text">
      <style:text-properties fo:color="#0000ff" style:text-underline-style="solid" style:text-underline-color="font-color"/>
    </style:style>
    <style:style style:name="T14_37" style:family="text"/>
    <style:style style:name="T14_38" style:family="text">
      <style:text-properties fo:color="#0000ff" style:text-underline-style="solid" style:text-underline-color="font-color"/>
    </style:style>
    <style:style style:name="T14_39" style:family="text"/>
    <style:style style:name="T14_40" style:family="text">
      <style:text-properties fo:color="#0000ff" style:text-underline-style="solid" style:text-underline-color="font-color"/>
    </style:style>
    <style:style style:name="T14_41" style:family="text"/>
    <style:style style:name="T14_42" style:family="text">
      <style:text-properties fo:color="#0000ff" style:text-underline-style="solid" style:text-underline-color="font-color"/>
    </style:style>
    <style:style style:name="T14_43" style:family="text"/>
    <style:style style:name="T14_44" style:family="text">
      <style:text-properties fo:color="#0000ff" style:text-underline-style="solid" style:text-underline-color="font-color"/>
    </style:style>
    <style:style style:name="T14_45" style:family="text"/>
    <style:style style:name="T14_46" style:family="text">
      <style:text-properties fo:color="#0000ff" style:text-underline-style="solid" style:text-underline-color="font-color"/>
    </style:style>
    <style:style style:name="T14_47" style:family="text"/>
    <style:style style:name="T14_48" style:family="text">
      <style:text-properties fo:color="#0000ff" style:text-underline-style="solid" style:text-underline-color="font-color"/>
    </style:style>
    <style:style style:name="T14_49" style:family="text"/>
    <style:style style:name="T14_50" style:family="text">
      <style:text-properties fo:color="#0000ff" style:text-underline-style="solid" style:text-underline-color="font-color"/>
    </style:style>
    <style:style style:name="T14_51" style:family="text"/>
    <style:style style:name="T14_52" style:family="text">
      <style:text-properties fo:color="#0000ff" style:text-underline-style="solid" style:text-underline-color="font-color"/>
    </style:style>
    <style:style style:name="T14_53" style:family="text"/>
    <style:style style:name="T14_54" style:family="text">
      <style:text-properties fo:color="#0000ff" style:text-underline-style="solid" style:text-underline-color="font-color"/>
    </style:style>
    <style:style style:name="T14_55" style:family="text"/>
    <style:style style:name="T14_56" style:family="text">
      <style:text-properties fo:color="#0000ff" style:text-underline-style="solid" style:text-underline-color="font-color"/>
    </style:style>
    <style:style style:name="T14_57" style:family="text"/>
    <style:style style:name="T14_58" style:family="text">
      <style:text-properties fo:color="#0000ff" style:text-underline-style="solid" style:text-underline-color="font-color"/>
    </style:style>
    <style:style style:name="T14_59" style:family="text"/>
    <style:style style:name="T14_60" style:family="text">
      <style:text-properties fo:color="#0000ff" style:text-underline-style="solid" style:text-underline-color="font-color"/>
    </style:style>
    <style:style style:name="T14_61" style:family="text"/>
    <style:style style:name="T14_62" style:family="text">
      <style:text-properties fo:color="#0000ff" style:text-underline-style="solid" style:text-underline-color="font-color"/>
    </style:style>
    <style:style style:name="T14_63" style:family="text"/>
    <style:style style:name="T14_64" style:family="text">
      <style:text-properties fo:color="#0000ff" style:text-underline-style="solid" style:text-underline-color="font-color"/>
    </style:style>
    <style:style style:name="T14_65" style:family="text"/>
    <style:style style:name="T14_66" style:family="text">
      <style:text-properties fo:color="#0000ff" style:text-underline-style="solid" style:text-underline-color="font-color"/>
    </style:style>
    <style:style style:name="T14_67" style:family="text"/>
    <style:style style:name="T14_68" style:family="text">
      <style:text-properties fo:color="#0000ff" style:text-underline-style="solid" style:text-underline-color="font-color"/>
    </style:style>
    <style:style style:name="T14_69" style:family="text"/>
    <style:style style:name="T14_70" style:family="text">
      <style:text-properties fo:color="#0000ff" style:text-underline-style="solid" style:text-underline-color="font-color"/>
    </style:style>
    <style:style style:name="T14_71" style:family="text"/>
    <style:style style:name="T14_72" style:family="text">
      <style:text-properties fo:color="#0000ff" style:text-underline-style="solid" style:text-underline-color="font-color"/>
    </style:style>
    <style:style style:name="P15" style:family="paragraph" style:parent-style-name="Standard">
      <style:paragraph-properties fo:break-before="auto" fo:line-height="115%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>
      <style:text-properties fo:color="#0000ff" style:text-underline-style="solid" style:text-underline-color="font-color"/>
    </style:style>
    <style:style style:name="T15_9" style:family="text"/>
    <style:style style:name="T15_10" style:family="text">
      <style:text-properties fo:color="#0000ff" style:text-underline-style="solid" style:text-underline-color="font-color"/>
    </style:style>
    <style:style style:name="T15_11" style:family="text"/>
    <style:style style:name="T15_12" style:family="text">
      <style:text-properties fo:color="#0000ff" style:text-underline-style="solid" style:text-underline-color="font-color"/>
    </style:style>
    <style:style style:name="T15_13" style:family="text"/>
    <style:style style:name="T15_14" style:family="text">
      <style:text-properties fo:color="#0000ff" style:text-underline-style="solid" style:text-underline-color="font-color"/>
    </style:style>
    <style:style style:name="T15_15" style:family="text"/>
    <style:style style:name="T15_16" style:family="text">
      <style:text-properties fo:color="#0000ff" style:text-underline-style="solid" style:text-underline-color="font-color"/>
    </style:style>
    <style:style style:name="T15_17" style:family="text"/>
    <style:style style:name="T15_18" style:family="text">
      <style:text-properties fo:color="#0000ff" style:text-underline-style="solid" style:text-underline-color="font-color"/>
    </style:style>
    <style:style style:name="T15_19" style:family="text"/>
    <style:style style:name="T15_20" style:family="text">
      <style:text-properties fo:color="#0000ff" style:text-underline-style="solid" style:text-underline-color="font-color"/>
    </style:style>
    <style:style style:name="T15_21" style:family="text"/>
    <style:style style:name="T15_22" style:family="text">
      <style:text-properties fo:color="#0000ff" style:text-underline-style="solid" style:text-underline-color="font-color"/>
    </style:style>
    <style:style style:name="T15_23" style:family="text"/>
    <style:style style:name="T15_24" style:family="text">
      <style:text-properties fo:color="#0000ff" style:text-underline-style="solid" style:text-underline-color="font-color"/>
    </style:style>
    <style:style style:name="T15_25" style:family="text"/>
    <style:style style:name="T15_26" style:family="text">
      <style:text-properties fo:color="#0000ff" style:text-underline-style="solid" style:text-underline-color="font-color"/>
    </style:style>
    <style:style style:name="T15_27" style:family="text"/>
    <style:style style:name="T15_28" style:family="text">
      <style:text-properties fo:color="#0000ff" style:text-underline-style="solid" style:text-underline-color="font-color"/>
    </style:style>
    <style:style style:name="T15_29" style:family="text"/>
    <style:style style:name="T15_30" style:family="text">
      <style:text-properties fo:color="#0000ff" style:text-underline-style="solid" style:text-underline-color="font-color"/>
    </style:style>
  </office:automatic-styles>
  <office:body>
    <office:text>
      <text:p text:style-name="P1"><text:span text:style-name="T1_1"><text:a xlink:type="simple" xlink:href="http://mlppolska.pl/topic/14545-tajemnice-oneshotdarkviolence/"><text:span text:style-name="T1_2">Tajemnice</text:span></text:a></text:span></text:p>
      <text:p text:style-name="P2"><text:span text:style-name="T2_1">Autor</text:span><text:span text:style-name="T2_2">:<text:s/></text:span><text:span text:style-name="T2_3">Malvagio</text:span></text:p>
      <text:p text:style-name="P3"><text:span text:style-name="T3_1">[</text:span><text:span text:style-name="T3_2">Dark</text:span><text:span text:style-name="T3_3">][</text:span><text:span text:style-name="T3_4">Violence</text:span><text:span text:style-name="T3_5">]</text:span></text:p>
      <text:p text:style-name="P4"/>
      <text:p text:style-name="P5"><text:span text:style-name="T5_1">Do</text:span><text:span text:style-name="T5_2"><text:s/></text:span><text:span text:style-name="T5_3">dwóch</text:span><text:span text:style-name="T5_4"><text:s/></text:span><text:span text:style-name="T5_5">ostatnich</text:span><text:span text:style-name="T5_6"><text:s/></text:span><text:span text:style-name="T5_7">numerów</text:span><text:span text:style-name="T5_8"><text:s/></text:span><text:span text:style-name="T5_9">dostarczałem</text:span><text:span text:style-name="T5_10"><text:s/></text:span><text:span text:style-name="T5_11">recenzji</text:span><text:span text:style-name="T5_12"><text:s/></text:span><text:span text:style-name="T5_13">fanfików</text:span><text:span text:style-name="T5_14"><text:s/></text:span><text:span text:style-name="T5_15">angielskich</text:span><text:span text:style-name="T5_16"><text:s/>–<text:s/></text:span><text:span text:style-name="T5_17">czas</text:span><text:span text:style-name="T5_18"><text:s/></text:span><text:span text:style-name="T5_19">powrócić</text:span><text:span text:style-name="T5_20"><text:s/></text:span><text:span text:style-name="T5_21">do</text:span><text:span text:style-name="T5_22"><text:s/></text:span><text:span text:style-name="T5_23">ojczystego</text:span><text:span text:style-name="T5_24"><text:s/></text:span><text:span text:style-name="T5_25">półświatka</text:span><text:span text:style-name="T5_26">.</text:span></text:p>
      <text:p text:style-name="P6"/>
      <text:p text:style-name="P7"><text:span text:style-name="T7_1">Okazja</text:span><text:span text:style-name="T7_2"><text:s/></text:span><text:span text:style-name="T7_3">trafiła</text:span><text:span text:style-name="T7_4"><text:s/></text:span><text:span text:style-name="T7_5">się</text:span><text:span text:style-name="T7_6"><text:s/></text:span><text:span text:style-name="T7_7">idealna</text:span><text:span text:style-name="T7_8">,<text:s/></text:span><text:span text:style-name="T7_9">ponieważ</text:span><text:span text:style-name="T7_10"><text:s/></text:span><text:span text:style-name="T7_11">niedawno</text:span><text:span text:style-name="T7_12"><text:s/></text:span><text:span text:style-name="T7_13">Malvagio</text:span><text:span text:style-name="T7_14"><text:s/></text:span><text:span text:style-name="T7_15">postanowił</text:span><text:span text:style-name="T7_16"><text:s/></text:span><text:span text:style-name="T7_17">wystąpić</text:span><text:span text:style-name="T7_18"><text:s/></text:span><text:span text:style-name="T7_19">z</text:span><text:span text:style-name="T7_20"><text:s/></text:span><text:span text:style-name="T7_21">nowym</text:span><text:span text:style-name="T7_22"><text:s/></text:span><text:span text:style-name="T7_23">opowiadaniem</text:span><text:span text:style-name="T7_24">.<text:s/></text:span><text:span text:style-name="T7_25">Jako</text:span><text:span text:style-name="T7_26"><text:s/></text:span><text:span text:style-name="T7_27">że</text:span><text:span text:style-name="T7_28"><text:s/></text:span><text:span text:style-name="T7_29">teksty</text:span><text:span text:style-name="T7_30"><text:s/></text:span><text:span text:style-name="T7_31">tego</text:span><text:span text:style-name="T7_32"><text:s/></text:span><text:span text:style-name="T7_33">pana</text:span><text:span text:style-name="T7_34"><text:s/></text:span><text:span text:style-name="T7_35">z</text:span><text:span text:style-name="T7_36"><text:s/></text:span><text:span text:style-name="T7_37">zasady</text:span><text:span text:style-name="T7_38"><text:s/></text:span><text:span text:style-name="T7_39">przypadały</text:span><text:span text:style-name="T7_40"><text:s/></text:span><text:span text:style-name="T7_41">mi</text:span><text:span text:style-name="T7_42"><text:s/></text:span><text:span text:style-name="T7_43">do</text:span><text:span text:style-name="T7_44"><text:s/></text:span><text:span text:style-name="T7_45">gustu</text:span><text:span text:style-name="T7_46">,<text:s/></text:span><text:span text:style-name="T7_47">to</text:span><text:span text:style-name="T7_48"><text:s/></text:span><text:span text:style-name="T7_49">i</text:span><text:span text:style-name="T7_50"><text:s/></text:span><text:span text:style-name="T7_51">tym</text:span><text:span text:style-name="T7_52"><text:s/></text:span><text:span text:style-name="T7_53">razem</text:span><text:span text:style-name="T7_54"><text:s/></text:span><text:span text:style-name="T7_55">miałem</text:span><text:span text:style-name="T7_56"><text:s/></text:span><text:span text:style-name="T7_57">bardzo</text:span><text:span text:style-name="T7_58"><text:s/></text:span><text:span text:style-name="T7_59">wysokie</text:span><text:span text:style-name="T7_60"><text:s/></text:span><text:span text:style-name="T7_61">oczekiwania</text:span><text:span text:style-name="T7_62">.<text:s/></text:span><text:span text:style-name="T7_63">Z</text:span><text:span text:style-name="T7_64"><text:s/></text:span><text:span text:style-name="T7_65">radością</text:span><text:span text:style-name="T7_66"><text:s/></text:span><text:span text:style-name="T7_67">mogę</text:span><text:span text:style-name="T7_68"><text:s/></text:span><text:span text:style-name="T7_69">powiedzieć</text:span><text:span text:style-name="T7_70">,<text:s/></text:span><text:span text:style-name="T7_71">iż</text:span><text:span text:style-name="T7_72"><text:s/></text:span><text:span text:style-name="T7_73">nie</text:span><text:span text:style-name="T7_74"><text:s/></text:span><text:span text:style-name="T7_75">spotkał</text:span><text:span text:style-name="T7_76"><text:s/></text:span><text:span text:style-name="T7_77">mnie</text:span><text:span text:style-name="T7_78"><text:s/></text:span><text:span text:style-name="T7_79">zawód</text:span><text:span text:style-name="T7_80">.<text:s/></text:span><text:span text:style-name="T7_81">Na</text:span><text:span text:style-name="T7_82"><text:s/></text:span><text:span text:style-name="T7_83">dodatek</text:span><text:span text:style-name="T7_84"><text:s/></text:span><text:span text:style-name="T7_85">załapałem</text:span><text:span text:style-name="T7_86"><text:s/></text:span><text:span text:style-name="T7_87">się</text:span><text:span text:style-name="T7_88"><text:s/></text:span><text:span text:style-name="T7_89">na</text:span><text:span text:style-name="T7_90"><text:s/></text:span><text:span text:style-name="T7_91">prereadera</text:span><text:span text:style-name="T7_92">!</text:span></text:p>
      <text:p text:style-name="P8"/>
      <text:p text:style-name="P9"><text:span text:style-name="T9_1">W</text:span><text:span text:style-name="T9_2"><text:s/></text:span><text:span text:style-name="T9_3">każdym</text:span><text:span text:style-name="T9_4"><text:s/></text:span><text:span text:style-name="T9_5">razie</text:span><text:span text:style-name="T9_6"><text:s/></text:span><text:span text:style-name="T9_7">fanfik</text:span><text:span text:style-name="T9_8"><text:s/></text:span><text:span text:style-name="T9_9">zabiera</text:span><text:span text:style-name="T9_10"><text:s/></text:span><text:span text:style-name="T9_11">nas</text:span><text:span text:style-name="T9_12"><text:s/></text:span><text:span text:style-name="T9_13">do</text:span><text:span text:style-name="T9_14"><text:s/></text:span><text:span text:style-name="T9_15">świata</text:span><text:span text:style-name="T9_16">,<text:s/></text:span><text:span text:style-name="T9_17">który</text:span><text:span text:style-name="T9_18"><text:s/></text:span><text:span text:style-name="T9_19">autor</text:span><text:span text:style-name="T9_20"><text:s/></text:span><text:span text:style-name="T9_21">już</text:span><text:span text:style-name="T9_22"><text:s/></text:span><text:span text:style-name="T9_23">wcześniej</text:span><text:span text:style-name="T9_24"><text:s/></text:span><text:span text:style-name="T9_25">kreował</text:span><text:span text:style-name="T9_26"><text:s/></text:span><text:span text:style-name="T9_27">w</text:span><text:span text:style-name="T9_28"><text:s/></text:span><text:span text:style-name="T9_29">tekstach</text:span><text:span text:style-name="T9_30"><text:s/>„</text:span><text:span text:style-name="T9_31">Konfrontacja</text:span><text:span text:style-name="T9_32">”,<text:s/>„</text:span><text:span text:style-name="T9_33">Delirium</text:span><text:span text:style-name="T9_34">”<text:s/></text:span><text:span text:style-name="T9_35">czy</text:span><text:span text:style-name="T9_36"><text:s/>„</text:span><text:span text:style-name="T9_37">Pościg</text:span><text:span text:style-name="T9_38">”.<text:s/></text:span><text:span text:style-name="T9_39">Łączy</text:span><text:span text:style-name="T9_40"><text:s/></text:span><text:span text:style-name="T9_41">je</text:span><text:span text:style-name="T9_42"><text:s/></text:span><text:span text:style-name="T9_43">antagonista</text:span><text:span text:style-name="T9_44"><text:s/>–<text:s/></text:span><text:span text:style-name="T9_45">Sombra</text:span><text:span text:style-name="T9_46">.<text:s/></text:span><text:span text:style-name="T9_47">O</text:span><text:span text:style-name="T9_48"><text:s/></text:span><text:span text:style-name="T9_49">ile</text:span><text:span text:style-name="T9_50"><text:s/></text:span><text:span text:style-name="T9_51">wspomniane</text:span><text:span text:style-name="T9_52"><text:s/></text:span><text:span text:style-name="T9_53">tytuły</text:span><text:span text:style-name="T9_54"><text:s/></text:span><text:span text:style-name="T9_55">opisywały</text:span><text:span text:style-name="T9_56"><text:s/></text:span><text:span text:style-name="T9_57">czasy</text:span><text:span text:style-name="T9_58"><text:s/></text:span><text:span text:style-name="T9_59">jego</text:span><text:span text:style-name="T9_60"><text:s/></text:span><text:span text:style-name="T9_61">rządów</text:span><text:span text:style-name="T9_62"><text:s/></text:span><text:span text:style-name="T9_63">bądź</text:span><text:span text:style-name="T9_64"><text:s/></text:span><text:span text:style-name="T9_65">upadku</text:span><text:span text:style-name="T9_66">,<text:s/></text:span><text:span text:style-name="T9_67">to</text:span><text:span text:style-name="T9_68"><text:s/>„</text:span><text:span text:style-name="T9_69">Tajemnice</text:span><text:span text:style-name="T9_70">”<text:s/></text:span><text:span text:style-name="T9_71">dzieją</text:span><text:span text:style-name="T9_72"><text:s/></text:span><text:span text:style-name="T9_73">się</text:span><text:span text:style-name="T9_74"><text:s/></text:span><text:span text:style-name="T9_75">w</text:span><text:span text:style-name="T9_76"><text:s/></text:span><text:span text:style-name="T9_77">czasach</text:span><text:span text:style-name="T9_78"><text:s/></text:span><text:span text:style-name="T9_79">współczesnej</text:span><text:span text:style-name="T9_80"><text:s/></text:span><text:span text:style-name="T9_81">Equestrii</text:span><text:span text:style-name="T9_82">.<text:s/></text:span><text:span text:style-name="T9_83">Cztery</text:span><text:span text:style-name="T9_84"><text:s/></text:span><text:span text:style-name="T9_85">księżniczki</text:span><text:span text:style-name="T9_86"><text:s/></text:span><text:span text:style-name="T9_87">zbierają</text:span><text:span text:style-name="T9_88"><text:s/></text:span><text:span text:style-name="T9_89">się</text:span><text:span text:style-name="T9_90"><text:s/></text:span><text:span text:style-name="T9_91">w</text:span><text:span text:style-name="T9_92"><text:s/></text:span><text:span text:style-name="T9_93">Canterlot</text:span><text:span text:style-name="T9_94">,<text:s/></text:span><text:span text:style-name="T9_95">by</text:span><text:span text:style-name="T9_96"><text:s/></text:span><text:span text:style-name="T9_97">na</text:span><text:span text:style-name="T9_98"><text:s/></text:span><text:span text:style-name="T9_99">wyraźną</text:span><text:span text:style-name="T9_100"><text:s/></text:span><text:span text:style-name="T9_101">prośbę</text:span><text:span text:style-name="T9_102">,<text:s/></text:span><text:span text:style-name="T9_103">czy</text:span><text:span text:style-name="T9_104"><text:s/></text:span><text:span text:style-name="T9_105">wręcz</text:span><text:span text:style-name="T9_106"><text:s/></text:span><text:span text:style-name="T9_107">żądanie</text:span><text:span text:style-name="T9_108"><text:s/></text:span><text:span text:style-name="T9_109">Luny</text:span><text:span text:style-name="T9_110"><text:s/></text:span><text:span text:style-name="T9_111">odkryć</text:span><text:span text:style-name="T9_112"><text:s/></text:span><text:span text:style-name="T9_113">sekrety</text:span><text:span text:style-name="T9_114">,<text:s/></text:span><text:span text:style-name="T9_115">jakie</text:span><text:span text:style-name="T9_116"><text:s/></text:span><text:span text:style-name="T9_117">skrywa</text:span><text:span text:style-name="T9_118"><text:s/></text:span><text:span text:style-name="T9_119">dusza</text:span><text:span text:style-name="T9_120"><text:s/></text:span><text:span text:style-name="T9_121">upadłego</text:span><text:span text:style-name="T9_122"><text:s/></text:span><text:span text:style-name="T9_123">króla</text:span><text:span text:style-name="T9_124">,<text:s/></text:span><text:span text:style-name="T9_125">zachowana</text:span><text:span text:style-name="T9_126"><text:s/></text:span><text:span text:style-name="T9_127">w</text:span><text:span text:style-name="T9_128"><text:s/></text:span><text:span text:style-name="T9_129">jego</text:span><text:span text:style-name="T9_130"><text:s/></text:span><text:span text:style-name="T9_131">złamanym</text:span><text:span text:style-name="T9_132"><text:s/></text:span><text:span text:style-name="T9_133">rogu</text:span><text:span text:style-name="T9_134">.<text:s/></text:span><text:span text:style-name="T9_135">Podczas</text:span><text:span text:style-name="T9_136"><text:s/></text:span><text:span text:style-name="T9_137">namawiania</text:span><text:span text:style-name="T9_138"><text:s/></text:span><text:span text:style-name="T9_139">niezbyt</text:span><text:span text:style-name="T9_140"><text:s/></text:span><text:span text:style-name="T9_141">chętnych</text:span><text:span text:style-name="T9_142"><text:s/></text:span><text:span text:style-name="T9_143">do</text:span><text:span text:style-name="T9_144"><text:s/></text:span><text:span text:style-name="T9_145">uczestnictwa</text:span><text:span text:style-name="T9_146"><text:s/></text:span><text:span text:style-name="T9_147">w</text:span><text:span text:style-name="T9_148"><text:s/></text:span><text:span text:style-name="T9_149">ekspedycji</text:span><text:span text:style-name="T9_150"><text:s/></text:span><text:span text:style-name="T9_151">młodszych</text:span><text:span text:style-name="T9_152"><text:s/></text:span><text:span text:style-name="T9_153">członkiń</text:span><text:span text:style-name="T9_154"><text:s/></text:span><text:span text:style-name="T9_155">klasy</text:span><text:span text:style-name="T9_156"><text:s/></text:span><text:span text:style-name="T9_157">panującej</text:span><text:span text:style-name="T9_158"><text:s/></text:span><text:span text:style-name="T9_159">dowiadujemy</text:span><text:span text:style-name="T9_160"><text:s/></text:span><text:span text:style-name="T9_161">się</text:span><text:span text:style-name="T9_162"><text:s/></text:span><text:span text:style-name="T9_163">ciekawych</text:span><text:span text:style-name="T9_164"><text:s/></text:span><text:span text:style-name="T9_165">rzeczy</text:span><text:span text:style-name="T9_166"><text:s/></text:span><text:span text:style-name="T9_167">o</text:span><text:span text:style-name="T9_168"><text:s/></text:span><text:span text:style-name="T9_169">historii</text:span><text:span text:style-name="T9_170"><text:s/></text:span><text:span text:style-name="T9_171">Equestrii</text:span><text:span text:style-name="T9_172"><text:s/></text:span><text:span text:style-name="T9_173">i</text:span><text:span text:style-name="T9_174"><text:s/></text:span><text:span text:style-name="T9_175">objawia</text:span><text:span text:style-name="T9_176"><text:s/></text:span><text:span text:style-name="T9_177">się</text:span><text:span text:style-name="T9_178"><text:s/></text:span><text:span text:style-name="T9_179">nam</text:span><text:span text:style-name="T9_180"><text:s/></text:span><text:span text:style-name="T9_181">nie</text:span><text:span text:style-name="T9_182">-</text:span><text:span text:style-name="T9_183">tak</text:span><text:span text:style-name="T9_184">-</text:span><text:span text:style-name="T9_185">krystalicznie</text:span><text:span text:style-name="T9_186">-</text:span><text:span text:style-name="T9_187">czysta</text:span><text:span text:style-name="T9_188"><text:s/></text:span><text:span text:style-name="T9_189">przeszłość</text:span><text:span text:style-name="T9_190"><text:s/></text:span><text:span text:style-name="T9_191">Pani</text:span><text:span text:style-name="T9_192"><text:s/></text:span><text:span text:style-name="T9_193">Słońca</text:span><text:span text:style-name="T9_194">.<text:s/></text:span><text:span text:style-name="T9_195">Po</text:span><text:span text:style-name="T9_196"><text:s/></text:span><text:span text:style-name="T9_197">rozwianiu</text:span><text:span text:style-name="T9_198">,<text:s/></text:span><text:span text:style-name="T9_199">a</text:span><text:span text:style-name="T9_200"><text:s/></text:span><text:span text:style-name="T9_201">przynajmniej</text:span><text:span text:style-name="T9_202"><text:s/></text:span><text:span text:style-name="T9_203">przytłumieniu</text:span><text:span text:style-name="T9_204"><text:s/></text:span><text:span text:style-name="T9_205">dylematów</text:span><text:span text:style-name="T9_206"><text:s/></text:span><text:span text:style-name="T9_207">moralnych</text:span><text:span text:style-name="T9_208"><text:s/></text:span><text:span text:style-name="T9_209">Twilight</text:span><text:span text:style-name="T9_210"><text:s/></text:span><text:span text:style-name="T9_211">i</text:span><text:span text:style-name="T9_212"><text:s/></text:span><text:span text:style-name="T9_213">Cadence</text:span><text:span text:style-name="T9_214">,<text:s/></text:span><text:span text:style-name="T9_215">czwórka</text:span><text:span text:style-name="T9_216"><text:s/></text:span><text:span text:style-name="T9_217">alikornów</text:span><text:span text:style-name="T9_218"><text:s/></text:span><text:span text:style-name="T9_219">przenosi</text:span><text:span text:style-name="T9_220"><text:s/></text:span><text:span text:style-name="T9_221">się</text:span><text:span text:style-name="T9_222"><text:s/></text:span><text:span text:style-name="T9_223">za</text:span><text:span text:style-name="T9_224"><text:s/></text:span><text:span text:style-name="T9_225">pomocą</text:span><text:span text:style-name="T9_226"><text:s/></text:span><text:span text:style-name="T9_227">czarów</text:span><text:span text:style-name="T9_228"><text:s/></text:span><text:span text:style-name="T9_229">do</text:span><text:span text:style-name="T9_230"><text:s/></text:span><text:span text:style-name="T9_231">wnętrza</text:span><text:span text:style-name="T9_232"><text:s/></text:span><text:span text:style-name="T9_233">duszy</text:span><text:span text:style-name="T9_234"><text:s/></text:span><text:span text:style-name="T9_235">tyrana</text:span><text:span text:style-name="T9_236">.<text:s/></text:span><text:span text:style-name="T9_237">A</text:span><text:span text:style-name="T9_238"><text:s/></text:span><text:span text:style-name="T9_239">tam</text:span><text:span text:style-name="T9_240">…</text:span></text:p>
      <text:p text:style-name="P10"><text:span text:style-name="T10_1">Oczywiście</text:span><text:span text:style-name="T10_2"><text:s/></text:span><text:span text:style-name="T10_3">tradycyjnie</text:span><text:span text:style-name="T10_4"><text:s/></text:span><text:span text:style-name="T10_5">nie</text:span><text:span text:style-name="T10_6"><text:s/></text:span><text:span text:style-name="T10_7">pozbawię</text:span><text:span text:style-name="T10_8"><text:s/></text:span><text:span text:style-name="T10_9">Was</text:span><text:span text:style-name="T10_10"><text:s/></text:span><text:span text:style-name="T10_11">możliwości</text:span><text:span text:style-name="T10_12"><text:s/></text:span><text:span text:style-name="T10_13">odkrycia</text:span><text:span text:style-name="T10_14"><text:s/></text:span><text:span text:style-name="T10_15">tego</text:span><text:span text:style-name="T10_16"><text:s/></text:span><text:span text:style-name="T10_17">samemu</text:span><text:span text:style-name="T10_18"><text:s/>–<text:s/></text:span><text:span text:style-name="T10_19">dalsza</text:span><text:span text:style-name="T10_20"><text:s/></text:span><text:span text:style-name="T10_21">część</text:span><text:span text:style-name="T10_22"><text:s/></text:span><text:span text:style-name="T10_23">recenzji</text:span><text:span text:style-name="T10_24"><text:s/></text:span><text:span text:style-name="T10_25">musiałaby</text:span><text:span text:style-name="T10_26"><text:s/></text:span><text:span text:style-name="T10_27">zawierać</text:span><text:span text:style-name="T10_28"><text:s/></text:span><text:span text:style-name="T10_29">znaczące</text:span><text:span text:style-name="T10_30"><text:s/></text:span><text:span text:style-name="T10_31">spoilery</text:span><text:span text:style-name="T10_32">,<text:s/></text:span><text:span text:style-name="T10_33">a</text:span><text:span text:style-name="T10_34"><text:s/></text:span><text:span text:style-name="T10_35">trzeba</text:span><text:span text:style-name="T10_36"><text:s/></text:span><text:span text:style-name="T10_37">przyznać</text:span><text:span text:style-name="T10_38">,<text:s/></text:span><text:span text:style-name="T10_39">że</text:span><text:span text:style-name="T10_40"><text:s/></text:span><text:span text:style-name="T10_41">Malvagio</text:span><text:span text:style-name="T10_42"><text:s/></text:span><text:span text:style-name="T10_43">robił</text:span><text:span text:style-name="T10_44"><text:s/></text:span><text:span text:style-name="T10_45">wszystko</text:span><text:span text:style-name="T10_46">,<text:s/></text:span><text:span text:style-name="T10_47">żeby</text:span><text:span text:style-name="T10_48"><text:s/></text:span><text:span text:style-name="T10_49">czytelników</text:span><text:span text:style-name="T10_50"><text:s/></text:span><text:span text:style-name="T10_51">w</text:span><text:span text:style-name="T10_52"><text:s/></text:span><text:span text:style-name="T10_53">kilku</text:span><text:span text:style-name="T10_54"><text:s/></text:span><text:span text:style-name="T10_55">miejscach</text:span><text:span text:style-name="T10_56"><text:s/></text:span><text:span text:style-name="T10_57">zaskoczyć</text:span><text:span text:style-name="T10_58">.<text:s/></text:span><text:span text:style-name="T10_59">Skutecznie</text:span><text:span text:style-name="T10_60">.<text:s/></text:span><text:span text:style-name="T10_61">Czego</text:span><text:span text:style-name="T10_62"><text:s/></text:span><text:span text:style-name="T10_63">jednak</text:span><text:span text:style-name="T10_64"><text:s/></text:span><text:span text:style-name="T10_65">można</text:span><text:span text:style-name="T10_66"><text:s/></text:span><text:span text:style-name="T10_67">się</text:span><text:span text:style-name="T10_68"><text:s/></text:span><text:span text:style-name="T10_69">spodziewać</text:span><text:span text:style-name="T10_70"><text:s/></text:span><text:span text:style-name="T10_71">podczas</text:span><text:span text:style-name="T10_72"><text:s/></text:span><text:span text:style-name="T10_73">lektury</text:span><text:span text:style-name="T10_74">?<text:s/></text:span><text:span text:style-name="T10_75">Cóż</text:span><text:span text:style-name="T10_76">,<text:s/></text:span><text:span text:style-name="T10_77">wygląda</text:span><text:span text:style-name="T10_78"><text:s/></text:span><text:span text:style-name="T10_79">na</text:span><text:span text:style-name="T10_80"><text:s/></text:span><text:span text:style-name="T10_81">to</text:span><text:span text:style-name="T10_82">,<text:s/></text:span><text:span text:style-name="T10_83">że</text:span><text:span text:style-name="T10_84"><text:s/></text:span><text:span text:style-name="T10_85">muszę</text:span><text:span text:style-name="T10_86"><text:s/></text:span><text:span text:style-name="T10_87">uchylić</text:span><text:span text:style-name="T10_88"><text:s/></text:span><text:span text:style-name="T10_89">rąbka</text:span><text:span text:style-name="T10_90"><text:s/></text:span><text:span text:style-name="T10_91">tajemnicy</text:span><text:span text:style-name="T10_92">.<text:s/></text:span><text:span text:style-name="T10_93">Po</text:span><text:span text:style-name="T10_94"><text:s/></text:span><text:span text:style-name="T10_95">pierwsze</text:span><text:span text:style-name="T10_96"><text:s/></text:span><text:span text:style-name="T10_97">doskonałego</text:span><text:span text:style-name="T10_98">,<text:s/></text:span><text:span text:style-name="T10_99">mrocznego</text:span><text:span text:style-name="T10_100"><text:s/></text:span><text:span text:style-name="T10_101">klimatu</text:span><text:span text:style-name="T10_102">,<text:s/></text:span><text:span text:style-name="T10_103">który</text:span><text:span text:style-name="T10_104"><text:s/></text:span><text:span text:style-name="T10_105">świetnie</text:span><text:span text:style-name="T10_106"><text:s/></text:span><text:span text:style-name="T10_107">pasuje</text:span><text:span text:style-name="T10_108"><text:s/></text:span><text:span text:style-name="T10_109">do</text:span><text:span text:style-name="T10_110"><text:s/></text:span><text:span text:style-name="T10_111">nierzeczywistej</text:span><text:span text:style-name="T10_112"><text:s/></text:span><text:span text:style-name="T10_113">krainy</text:span><text:span text:style-name="T10_114"><text:s/></text:span><text:span text:style-name="T10_115">przemierzanej</text:span><text:span text:style-name="T10_116"><text:s/></text:span><text:span text:style-name="T10_117">przez</text:span><text:span text:style-name="T10_118"><text:s/></text:span><text:span text:style-name="T10_119">bohaterki</text:span><text:span text:style-name="T10_120">.<text:s/></text:span><text:span text:style-name="T10_121">Udanych</text:span><text:span text:style-name="T10_122"><text:s/></text:span><text:span text:style-name="T10_123">kreacji</text:span><text:span text:style-name="T10_124"><text:s/></text:span><text:span text:style-name="T10_125">księżniczek</text:span><text:span text:style-name="T10_126"><text:s/>–<text:s/></text:span><text:span text:style-name="T10_127">widać</text:span><text:span text:style-name="T10_128"><text:s/></text:span><text:span text:style-name="T10_129">zarówno</text:span><text:span text:style-name="T10_130"><text:s/></text:span><text:span text:style-name="T10_131">podobieństwa</text:span><text:span text:style-name="T10_132"><text:s/></text:span><text:span text:style-name="T10_133">pomiędzy</text:span><text:span text:style-name="T10_134"><text:s/></text:span><text:span text:style-name="T10_135">Celestią</text:span><text:span text:style-name="T10_136"><text:s/></text:span><text:span text:style-name="T10_137">i</text:span><text:span text:style-name="T10_138"><text:s/></text:span><text:span text:style-name="T10_139">Luną</text:span><text:span text:style-name="T10_140">,<text:s/></text:span><text:span text:style-name="T10_141">jak</text:span><text:span text:style-name="T10_142"><text:s/></text:span><text:span text:style-name="T10_143">i</text:span><text:span text:style-name="T10_144"><text:s/></text:span><text:span text:style-name="T10_145">Twilight</text:span><text:span text:style-name="T10_146"><text:s/></text:span><text:span text:style-name="T10_147">i</text:span><text:span text:style-name="T10_148"><text:s/></text:span><text:span text:style-name="T10_149">Cadance</text:span><text:span text:style-name="T10_150">,<text:s/></text:span><text:span text:style-name="T10_151">a</text:span><text:span text:style-name="T10_152"><text:s/></text:span><text:span text:style-name="T10_153">także</text:span><text:span text:style-name="T10_154"><text:s/></text:span><text:span text:style-name="T10_155">sporą</text:span><text:span text:style-name="T10_156"><text:s/></text:span><text:span text:style-name="T10_157">różnicę</text:span><text:span text:style-name="T10_158"><text:s/></text:span><text:span text:style-name="T10_159">pomiędzy</text:span><text:span text:style-name="T10_160"><text:s/></text:span><text:span text:style-name="T10_161">starszymi</text:span><text:span text:style-name="T10_162"><text:s/></text:span><text:span text:style-name="T10_163">i</text:span><text:span text:style-name="T10_164"><text:s/></text:span><text:span text:style-name="T10_165">młodszymi</text:span><text:span text:style-name="T10_166"><text:s/></text:span><text:span text:style-name="T10_167">alikornami</text:span><text:span text:style-name="T10_168">.<text:s/></text:span><text:span text:style-name="T10_169">Historii</text:span><text:span text:style-name="T10_170"><text:s/></text:span><text:span text:style-name="T10_171">Sombry</text:span><text:span text:style-name="T10_172">,<text:s/></text:span><text:span text:style-name="T10_173">która</text:span><text:span text:style-name="T10_174"><text:s/></text:span><text:span text:style-name="T10_175">zaczyna</text:span><text:span text:style-name="T10_176"><text:s/></text:span><text:span text:style-name="T10_177">się</text:span><text:span text:style-name="T10_178"><text:s/></text:span><text:span text:style-name="T10_179">od</text:span><text:span text:style-name="T10_180"><text:s/></text:span><text:span text:style-name="T10_181">jego</text:span><text:span text:style-name="T10_182"><text:s/></text:span><text:span text:style-name="T10_183">wczesnego</text:span><text:span text:style-name="T10_184"><text:s/></text:span><text:span text:style-name="T10_185">dzieciństwa</text:span><text:span text:style-name="T10_186"><text:s/></text:span><text:span text:style-name="T10_187">i</text:span><text:span text:style-name="T10_188"><text:s/></text:span><text:span text:style-name="T10_189">jest</text:span><text:span text:style-name="T10_190"><text:s/></text:span><text:span text:style-name="T10_191">skonstruowana</text:span><text:span text:style-name="T10_192"><text:s/></text:span><text:span text:style-name="T10_193">interesująco</text:span><text:span text:style-name="T10_194"><text:s/></text:span><text:span text:style-name="T10_195">i</text:span><text:span text:style-name="T10_196"><text:s/></text:span><text:span text:style-name="T10_197">realistycznie</text:span><text:span text:style-name="T10_198">.<text:s/></text:span><text:span text:style-name="T10_199">Epizodycznego</text:span><text:span text:style-name="T10_200"><text:s/></text:span><text:span text:style-name="T10_201">występu</text:span><text:span text:style-name="T10_202"><text:s/></text:span><text:span text:style-name="T10_203">Discorda</text:span><text:span text:style-name="T10_204">,<text:s/></text:span><text:span text:style-name="T10_205">który</text:span><text:span text:style-name="T10_206"><text:s/></text:span><text:span text:style-name="T10_207">dodaje</text:span><text:span text:style-name="T10_208"><text:s/></text:span><text:span text:style-name="T10_209">smaku</text:span><text:span text:style-name="T10_210"><text:s/></text:span><text:span text:style-name="T10_211">czytanej</text:span><text:span text:style-name="T10_212"><text:s/></text:span><text:span text:style-name="T10_213">treści</text:span><text:span text:style-name="T10_214">.<text:s/></text:span><text:span text:style-name="T10_215">I</text:span><text:span text:style-name="T10_216"><text:s/></text:span><text:span text:style-name="T10_217">jeszcze</text:span><text:span text:style-name="T10_218"><text:s/></text:span><text:span text:style-name="T10_219">wielu</text:span><text:span text:style-name="T10_220"><text:s/></text:span><text:span text:style-name="T10_221">innych</text:span><text:span text:style-name="T10_222"><text:s/></text:span><text:span text:style-name="T10_223">rzeczy</text:span><text:span text:style-name="T10_224">.</text:span></text:p>
      <text:p text:style-name="P11"/>
      <text:p text:style-name="P12"><text:span text:style-name="T12_1">Opowiadanie</text:span><text:span text:style-name="T12_2"><text:s/></text:span><text:span text:style-name="T12_3">zasadniczo</text:span><text:span text:style-name="T12_4"><text:s/></text:span><text:span text:style-name="T12_5">jest</text:span><text:span text:style-name="T12_6"><text:s/></text:span><text:span text:style-name="T12_7">oneshotem</text:span><text:span text:style-name="T12_8">,<text:s/></text:span><text:span text:style-name="T12_9">jednak</text:span><text:span text:style-name="T12_10"><text:s/></text:span><text:span text:style-name="T12_11">należy</text:span><text:span text:style-name="T12_12"><text:s/></text:span><text:span text:style-name="T12_13">do</text:span><text:span text:style-name="T12_14"><text:s/></text:span><text:span text:style-name="T12_15">tekstów</text:span><text:span text:style-name="T12_16"><text:s/></text:span><text:span text:style-name="T12_17">długich</text:span><text:span text:style-name="T12_18"><text:s/></text:span><text:span text:style-name="T12_19">jak</text:span><text:span text:style-name="T12_20"><text:s/></text:span><text:span text:style-name="T12_21">na</text:span><text:span text:style-name="T12_22"><text:s/></text:span><text:span text:style-name="T12_23">ten</text:span><text:span text:style-name="T12_24"><text:s/></text:span><text:span text:style-name="T12_25">typ</text:span><text:span text:style-name="T12_26">.<text:s/></text:span><text:span text:style-name="T12_27">Siedemdziesiąt</text:span><text:span text:style-name="T12_28"><text:s/></text:span><text:span text:style-name="T12_29">dwie</text:span><text:span text:style-name="T12_30"><text:s/></text:span><text:span text:style-name="T12_31">strony</text:span><text:span text:style-name="T12_32"><text:s/></text:span><text:span text:style-name="T12_33">to</text:span><text:span text:style-name="T12_34"><text:s/></text:span><text:span text:style-name="T12_35">solidna</text:span><text:span text:style-name="T12_36"><text:s/></text:span><text:span text:style-name="T12_37">porcja</text:span><text:span text:style-name="T12_38"><text:s/></text:span><text:span text:style-name="T12_39">treści</text:span><text:span text:style-name="T12_40">,<text:s/></text:span><text:span text:style-name="T12_41">która</text:span><text:span text:style-name="T12_42"><text:s/></text:span><text:span text:style-name="T12_43">na</text:span><text:span text:style-name="T12_44"><text:s/></text:span><text:span text:style-name="T12_45">dodatek</text:span><text:span text:style-name="T12_46"><text:s/></text:span><text:span text:style-name="T12_47">nie</text:span><text:span text:style-name="T12_48"><text:s/></text:span><text:span text:style-name="T12_49">należy</text:span><text:span text:style-name="T12_50"><text:s/></text:span><text:span text:style-name="T12_51">do</text:span><text:span text:style-name="T12_52"><text:s/></text:span><text:span text:style-name="T12_53">najlżejszych</text:span><text:span text:style-name="T12_54"><text:s/>–<text:s/></text:span><text:span text:style-name="T12_55">styl</text:span><text:span text:style-name="T12_56"><text:s/></text:span><text:span text:style-name="T12_57">Malvagia</text:span><text:span text:style-name="T12_58"><text:s/></text:span><text:span text:style-name="T12_59">jest</text:span><text:span text:style-name="T12_60"><text:s/></text:span><text:span text:style-name="T12_61">widoczny</text:span><text:span text:style-name="T12_62"><text:s/></text:span><text:span text:style-name="T12_63">niemal</text:span><text:span text:style-name="T12_64"><text:s/></text:span><text:span text:style-name="T12_65">w</text:span><text:span text:style-name="T12_66"><text:s/></text:span><text:span text:style-name="T12_67">każdym</text:span><text:span text:style-name="T12_68"><text:s/></text:span><text:span text:style-name="T12_69">zdaniu</text:span><text:span text:style-name="T12_70">.<text:s/></text:span><text:span text:style-name="T12_71">Przygotujcie</text:span><text:span text:style-name="T12_72"><text:s/></text:span><text:span text:style-name="T12_73">się</text:span><text:span text:style-name="T12_74"><text:s/></text:span><text:span text:style-name="T12_75">więc</text:span><text:span text:style-name="T12_76"><text:s/></text:span><text:span text:style-name="T12_77">na</text:span><text:span text:style-name="T12_78"><text:s/></text:span><text:span text:style-name="T12_79">to</text:span><text:span text:style-name="T12_80">,<text:s/></text:span><text:span text:style-name="T12_81">iż</text:span><text:span text:style-name="T12_82"><text:s/></text:span><text:span text:style-name="T12_83">trzeba</text:span><text:span text:style-name="T12_84"><text:s/></text:span><text:span text:style-name="T12_85">będzie</text:span><text:span text:style-name="T12_86"><text:s/></text:span><text:span text:style-name="T12_87">wysilić</text:span><text:span text:style-name="T12_88"><text:s/></text:span><text:span text:style-name="T12_89">mózgownicę</text:span><text:span text:style-name="T12_90"><text:s/></text:span><text:span text:style-name="T12_91">przy</text:span><text:span text:style-name="T12_92"><text:s/></text:span><text:span text:style-name="T12_93">czytaniu</text:span><text:span text:style-name="T12_94">.<text:s/></text:span><text:span text:style-name="T12_95">Na</text:span><text:span text:style-name="T12_96"><text:s/></text:span><text:span text:style-name="T12_97">szczęście</text:span><text:span text:style-name="T12_98"><text:s/></text:span><text:span text:style-name="T12_99">idzie</text:span><text:span text:style-name="T12_100"><text:s/></text:span><text:span text:style-name="T12_101">to</text:span><text:span text:style-name="T12_102"><text:s/></text:span><text:span text:style-name="T12_103">niesamowicie</text:span><text:span text:style-name="T12_104"><text:s/></text:span><text:span text:style-name="T12_105">szybko</text:span><text:span text:style-name="T12_106"><text:s/>–<text:s/></text:span><text:span text:style-name="T12_107">korzystając</text:span><text:span text:style-name="T12_108"><text:s/></text:span><text:span text:style-name="T12_109">z</text:span><text:span text:style-name="T12_110"><text:s/></text:span><text:span text:style-name="T12_111">mojego</text:span><text:span text:style-name="T12_112"><text:s/></text:span><text:span text:style-name="T12_113">ulubionego</text:span><text:span text:style-name="T12_114"><text:s/></text:span><text:span text:style-name="T12_115">powiedzonka</text:span><text:span text:style-name="T12_116"><text:s/>–<text:s/></text:span><text:span text:style-name="T12_117">tekst</text:span><text:span text:style-name="T12_118"><text:s/></text:span><text:span text:style-name="T12_119">wciąga</text:span><text:span text:style-name="T12_120"><text:s/></text:span><text:span text:style-name="T12_121">jak</text:span><text:span text:style-name="T12_122"><text:s/></text:span><text:span text:style-name="T12_123">bagno</text:span><text:span text:style-name="T12_124">.<text:s/></text:span><text:span text:style-name="T12_125">Oczywiście</text:span><text:span text:style-name="T12_126"><text:s/></text:span><text:span text:style-name="T12_127">wszystko</text:span><text:span text:style-name="T12_128"><text:s/></text:span><text:span text:style-name="T12_129">jest</text:span><text:span text:style-name="T12_130"><text:s/></text:span><text:span text:style-name="T12_131">utrzymane</text:span><text:span text:style-name="T12_132"><text:s/></text:span><text:span text:style-name="T12_133">w</text:span><text:span text:style-name="T12_134"><text:s/></text:span><text:span text:style-name="T12_135">nienagannej</text:span><text:span text:style-name="T12_136"><text:s/></text:span><text:span text:style-name="T12_137">formie</text:span><text:span text:style-name="T12_138"><text:s/>–<text:s/></text:span><text:span text:style-name="T12_139">podczas</text:span><text:span text:style-name="T12_140"><text:s/></text:span><text:span text:style-name="T12_141">sprawdzania</text:span><text:span text:style-name="T12_142"><text:s/></text:span><text:span text:style-name="T12_143">natknąłem</text:span><text:span text:style-name="T12_144"><text:s/></text:span><text:span text:style-name="T12_145">się</text:span><text:span text:style-name="T12_146"><text:s/></text:span><text:span text:style-name="T12_147">na</text:span><text:span text:style-name="T12_148"><text:s/></text:span><text:span text:style-name="T12_149">zaledwie</text:span><text:span text:style-name="T12_150"><text:s/></text:span><text:span text:style-name="T12_151">jedno</text:span><text:span text:style-name="T12_152"><text:s/></text:span><text:span text:style-name="T12_153">powtórzenie</text:span><text:span text:style-name="T12_154">.<text:s/></text:span><text:span text:style-name="T12_155">Podsumowując</text:span><text:span text:style-name="T12_156">,<text:s/></text:span><text:span text:style-name="T12_157">jest</text:span><text:span text:style-name="T12_158"><text:s/></text:span><text:span text:style-name="T12_159">to</text:span><text:span text:style-name="T12_160"><text:s/></text:span><text:span text:style-name="T12_161">fanfik</text:span><text:span text:style-name="T12_162">,<text:s/></text:span><text:span text:style-name="T12_163">który</text:span><text:span text:style-name="T12_164"><text:s/></text:span><text:span text:style-name="T12_165">naprawdę</text:span><text:span text:style-name="T12_166"><text:s/></text:span><text:span text:style-name="T12_167">warto</text:span><text:span text:style-name="T12_168"><text:s/></text:span><text:span text:style-name="T12_169">przeczytać</text:span><text:span text:style-name="T12_170"><text:s/>(</text:span><text:span text:style-name="T12_171">i</text:span><text:span text:style-name="T12_172"><text:s/></text:span><text:span text:style-name="T12_173">mieć</text:span><text:span text:style-name="T12_174"><text:s/></text:span><text:span text:style-name="T12_175">nadzieję</text:span><text:span text:style-name="T12_176"><text:s/></text:span><text:span text:style-name="T12_177">na</text:span><text:span text:style-name="T12_178"><text:s/></text:span><text:span text:style-name="T12_179">kontynuację</text:span><text:span text:style-name="T12_180">).<text:s/></text:span><text:span text:style-name="T12_181">Bezwzględnie</text:span><text:span text:style-name="T12_182"><text:s/></text:span><text:span text:style-name="T12_183">polecam</text:span><text:span text:style-name="T12_184">!<text:s/>10/10</text:span></text:p>
      <text:p text:style-name="P13"/>
      <text:p text:style-name="P14"><text:span text:style-name="T14_1">Link</text:span><text:span text:style-name="T14_2"><text:s/></text:span><text:span text:style-name="T14_3">do</text:span><text:span text:style-name="T14_4"><text:s/></text:span><text:span text:style-name="T14_5">obrazka</text:span><text:span text:style-name="T14_6">:<text:s/></text:span><text:span text:style-name="T14_7"><text:a xlink:type="simple" xlink:href="https://derpicdn.net/img/view/2015/4/5/866263__vector_semi-dash-grimdark_background_tartarus_scene_gate_gates+of+hell.png"><text:span text:style-name="T14_8">https</text:span></text:a></text:span><text:span text:style-name="T14_9"><text:a xlink:type="simple" xlink:href="https://derpicdn.net/img/view/2015/4/5/866263__vector_semi-dash-grimdark_background_tartarus_scene_gate_gates+of+hell.png"><text:span text:style-name="T14_10">://</text:span></text:a></text:span><text:span text:style-name="T14_11"><text:a xlink:type="simple" xlink:href="https://derpicdn.net/img/view/2015/4/5/866263__vector_semi-dash-grimdark_background_tartarus_scene_gate_gates+of+hell.png"><text:span text:style-name="T14_12">derpicdn</text:span></text:a></text:span><text:span text:style-name="T14_13"><text:a xlink:type="simple" xlink:href="https://derpicdn.net/img/view/2015/4/5/866263__vector_semi-dash-grimdark_background_tartarus_scene_gate_gates+of+hell.png"><text:span text:style-name="T14_14">.</text:span></text:a></text:span><text:span text:style-name="T14_15"><text:a xlink:type="simple" xlink:href="https://derpicdn.net/img/view/2015/4/5/866263__vector_semi-dash-grimdark_background_tartarus_scene_gate_gates+of+hell.png"><text:span text:style-name="T14_16">net</text:span></text:a></text:span><text:span text:style-name="T14_17"><text:a xlink:type="simple" xlink:href="https://derpicdn.net/img/view/2015/4/5/866263__vector_semi-dash-grimdark_background_tartarus_scene_gate_gates+of+hell.png"><text:span text:style-name="T14_18">/</text:span></text:a></text:span><text:span text:style-name="T14_19"><text:a xlink:type="simple" xlink:href="https://derpicdn.net/img/view/2015/4/5/866263__vector_semi-dash-grimdark_background_tartarus_scene_gate_gates+of+hell.png"><text:span text:style-name="T14_20">img</text:span></text:a></text:span><text:span text:style-name="T14_21"><text:a xlink:type="simple" xlink:href="https://derpicdn.net/img/view/2015/4/5/866263__vector_semi-dash-grimdark_background_tartarus_scene_gate_gates+of+hell.png"><text:span text:style-name="T14_22">/</text:span></text:a></text:span><text:span text:style-name="T14_23"><text:a xlink:type="simple" xlink:href="https://derpicdn.net/img/view/2015/4/5/866263__vector_semi-dash-grimdark_background_tartarus_scene_gate_gates+of+hell.png"><text:span text:style-name="T14_24">view</text:span></text:a></text:span><text:span text:style-name="T14_25"><text:a xlink:type="simple" xlink:href="https://derpicdn.net/img/view/2015/4/5/866263__vector_semi-dash-grimdark_background_tartarus_scene_gate_gates+of+hell.png"><text:span text:style-name="T14_26">/2015/4/5/866263__</text:span></text:a></text:span><text:span text:style-name="T14_27"><text:a xlink:type="simple" xlink:href="https://derpicdn.net/img/view/2015/4/5/866263__vector_semi-dash-grimdark_background_tartarus_scene_gate_gates+of+hell.png"><text:span text:style-name="T14_28">vector</text:span></text:a></text:span><text:span text:style-name="T14_29"><text:a xlink:type="simple" xlink:href="https://derpicdn.net/img/view/2015/4/5/866263__vector_semi-dash-grimdark_background_tartarus_scene_gate_gates+of+hell.png"><text:span text:style-name="T14_30">_</text:span></text:a></text:span><text:span text:style-name="T14_31"><text:a xlink:type="simple" xlink:href="https://derpicdn.net/img/view/2015/4/5/866263__vector_semi-dash-grimdark_background_tartarus_scene_gate_gates+of+hell.png"><text:span text:style-name="T14_32">semi</text:span></text:a></text:span><text:span text:style-name="T14_33"><text:a xlink:type="simple" xlink:href="https://derpicdn.net/img/view/2015/4/5/866263__vector_semi-dash-grimdark_background_tartarus_scene_gate_gates+of+hell.png"><text:span text:style-name="T14_34">-</text:span></text:a></text:span><text:span text:style-name="T14_35"><text:a xlink:type="simple" xlink:href="https://derpicdn.net/img/view/2015/4/5/866263__vector_semi-dash-grimdark_background_tartarus_scene_gate_gates+of+hell.png"><text:span text:style-name="T14_36">dash</text:span></text:a></text:span><text:span text:style-name="T14_37"><text:a xlink:type="simple" xlink:href="https://derpicdn.net/img/view/2015/4/5/866263__vector_semi-dash-grimdark_background_tartarus_scene_gate_gates+of+hell.png"><text:span text:style-name="T14_38">-</text:span></text:a></text:span><text:span text:style-name="T14_39"><text:a xlink:type="simple" xlink:href="https://derpicdn.net/img/view/2015/4/5/866263__vector_semi-dash-grimdark_background_tartarus_scene_gate_gates+of+hell.png"><text:span text:style-name="T14_40">grimdark</text:span></text:a></text:span><text:span text:style-name="T14_41"><text:a xlink:type="simple" xlink:href="https://derpicdn.net/img/view/2015/4/5/866263__vector_semi-dash-grimdark_background_tartarus_scene_gate_gates+of+hell.png"><text:span text:style-name="T14_42">_</text:span></text:a></text:span><text:span text:style-name="T14_43"><text:a xlink:type="simple" xlink:href="https://derpicdn.net/img/view/2015/4/5/866263__vector_semi-dash-grimdark_background_tartarus_scene_gate_gates+of+hell.png"><text:span text:style-name="T14_44">background</text:span></text:a></text:span><text:span text:style-name="T14_45"><text:a xlink:type="simple" xlink:href="https://derpicdn.net/img/view/2015/4/5/866263__vector_semi-dash-grimdark_background_tartarus_scene_gate_gates+of+hell.png"><text:span text:style-name="T14_46">_</text:span></text:a></text:span><text:span text:style-name="T14_47"><text:a xlink:type="simple" xlink:href="https://derpicdn.net/img/view/2015/4/5/866263__vector_semi-dash-grimdark_background_tartarus_scene_gate_gates+of+hell.png"><text:span text:style-name="T14_48">tartarus</text:span></text:a></text:span><text:span text:style-name="T14_49"><text:a xlink:type="simple" xlink:href="https://derpicdn.net/img/view/2015/4/5/866263__vector_semi-dash-grimdark_background_tartarus_scene_gate_gates+of+hell.png"><text:span text:style-name="T14_50">_</text:span></text:a></text:span><text:span text:style-name="T14_51"><text:a xlink:type="simple" xlink:href="https://derpicdn.net/img/view/2015/4/5/866263__vector_semi-dash-grimdark_background_tartarus_scene_gate_gates+of+hell.png"><text:span text:style-name="T14_52">scene</text:span></text:a></text:span><text:span text:style-name="T14_53"><text:a xlink:type="simple" xlink:href="https://derpicdn.net/img/view/2015/4/5/866263__vector_semi-dash-grimdark_background_tartarus_scene_gate_gates+of+hell.png"><text:span text:style-name="T14_54">_</text:span></text:a></text:span><text:span text:style-name="T14_55"><text:a xlink:type="simple" xlink:href="https://derpicdn.net/img/view/2015/4/5/866263__vector_semi-dash-grimdark_background_tartarus_scene_gate_gates+of+hell.png"><text:span text:style-name="T14_56">gate</text:span></text:a></text:span><text:span text:style-name="T14_57"><text:a xlink:type="simple" xlink:href="https://derpicdn.net/img/view/2015/4/5/866263__vector_semi-dash-grimdark_background_tartarus_scene_gate_gates+of+hell.png"><text:span text:style-name="T14_58">_</text:span></text:a></text:span><text:span text:style-name="T14_59"><text:a xlink:type="simple" xlink:href="https://derpicdn.net/img/view/2015/4/5/866263__vector_semi-dash-grimdark_background_tartarus_scene_gate_gates+of+hell.png"><text:span text:style-name="T14_60">gates</text:span></text:a></text:span><text:span text:style-name="T14_61"><text:a xlink:type="simple" xlink:href="https://derpicdn.net/img/view/2015/4/5/866263__vector_semi-dash-grimdark_background_tartarus_scene_gate_gates+of+hell.png"><text:span text:style-name="T14_62">+</text:span></text:a></text:span><text:span text:style-name="T14_63"><text:a xlink:type="simple" xlink:href="https://derpicdn.net/img/view/2015/4/5/866263__vector_semi-dash-grimdark_background_tartarus_scene_gate_gates+of+hell.png"><text:span text:style-name="T14_64">of</text:span></text:a></text:span><text:span text:style-name="T14_65"><text:a xlink:type="simple" xlink:href="https://derpicdn.net/img/view/2015/4/5/866263__vector_semi-dash-grimdark_background_tartarus_scene_gate_gates+of+hell.png"><text:span text:style-name="T14_66">+</text:span></text:a></text:span><text:span text:style-name="T14_67"><text:a xlink:type="simple" xlink:href="https://derpicdn.net/img/view/2015/4/5/866263__vector_semi-dash-grimdark_background_tartarus_scene_gate_gates+of+hell.png"><text:span text:style-name="T14_68">hell</text:span></text:a></text:span><text:span text:style-name="T14_69"><text:a xlink:type="simple" xlink:href="https://derpicdn.net/img/view/2015/4/5/866263__vector_semi-dash-grimdark_background_tartarus_scene_gate_gates+of+hell.png"><text:span text:style-name="T14_70">.</text:span></text:a></text:span><text:span text:style-name="T14_71"><text:a xlink:type="simple" xlink:href="https://derpicdn.net/img/view/2015/4/5/866263__vector_semi-dash-grimdark_background_tartarus_scene_gate_gates+of+hell.png"><text:span text:style-name="T14_72">png</text:span></text:a></text:span></text:p>
      <text:p text:style-name="P15"><text:span text:style-name="T15_1">Link</text:span><text:span text:style-name="T15_2"><text:s/></text:span><text:span text:style-name="T15_3">do</text:span><text:span text:style-name="T15_4"><text:s/></text:span><text:span text:style-name="T15_5">źródła</text:span><text:span text:style-name="T15_6">:<text:s/></text:span><text:span text:style-name="T15_7"><text:a xlink:type="simple" xlink:href="http://mlppolska.pl/topic/14545-tajemnice-oneshotdarkviolence/"><text:span text:style-name="T15_8">http</text:span></text:a></text:span><text:span text:style-name="T15_9"><text:a xlink:type="simple" xlink:href="http://mlppolska.pl/topic/14545-tajemnice-oneshotdarkviolence/"><text:span text:style-name="T15_10">://</text:span></text:a></text:span><text:span text:style-name="T15_11"><text:a xlink:type="simple" xlink:href="http://mlppolska.pl/topic/14545-tajemnice-oneshotdarkviolence/"><text:span text:style-name="T15_12">mlppolska</text:span></text:a></text:span><text:span text:style-name="T15_13"><text:a xlink:type="simple" xlink:href="http://mlppolska.pl/topic/14545-tajemnice-oneshotdarkviolence/"><text:span text:style-name="T15_14">.</text:span></text:a></text:span><text:span text:style-name="T15_15"><text:a xlink:type="simple" xlink:href="http://mlppolska.pl/topic/14545-tajemnice-oneshotdarkviolence/"><text:span text:style-name="T15_16">pl</text:span></text:a></text:span><text:span text:style-name="T15_17"><text:a xlink:type="simple" xlink:href="http://mlppolska.pl/topic/14545-tajemnice-oneshotdarkviolence/"><text:span text:style-name="T15_18">/</text:span></text:a></text:span><text:span text:style-name="T15_19"><text:a xlink:type="simple" xlink:href="http://mlppolska.pl/topic/14545-tajemnice-oneshotdarkviolence/"><text:span text:style-name="T15_20">topic</text:span></text:a></text:span><text:span text:style-name="T15_21"><text:a xlink:type="simple" xlink:href="http://mlppolska.pl/topic/14545-tajemnice-oneshotdarkviolence/"><text:span text:style-name="T15_22">/14545-</text:span></text:a></text:span><text:span text:style-name="T15_23"><text:a xlink:type="simple" xlink:href="http://mlppolska.pl/topic/14545-tajemnice-oneshotdarkviolence/"><text:span text:style-name="T15_24">tajemnice</text:span></text:a></text:span><text:span text:style-name="T15_25"><text:a xlink:type="simple" xlink:href="http://mlppolska.pl/topic/14545-tajemnice-oneshotdarkviolence/"><text:span text:style-name="T15_26">-</text:span></text:a></text:span><text:span text:style-name="T15_27"><text:a xlink:type="simple" xlink:href="http://mlppolska.pl/topic/14545-tajemnice-oneshotdarkviolence/"><text:span text:style-name="T15_28">oneshotdarkviolence</text:span></text:a></text:span><text:span text:style-name="T15_29"><text:a xlink:type="simple" xlink:href="http://mlppolska.pl/topic/14545-tajemnice-oneshotdarkviolence/"><text:span text:style-name="T15_30">/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